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10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25:16 1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9.94998" calcext:value-type="float">
            <text:p>799,94998</text:p>
          </table:table-cell>
          <table:table-cell office:value-type="float" office:value="4368" calcext:value-type="float">
            <text:p>4368</text:p>
          </table:table-cell>
          <table:table-cell office:value-type="float" office:value="1051" calcext:value-type="float">
            <text:p>1051</text:p>
          </table:table-cell>
          <table:table-cell table:number-columns-repeated="2"/>
          <table:table-cell table:formula="of:=AVERAGE([.C2:.C2010])" office:value-type="float" office:value="4366.26274509804" calcext:value-type="float">
            <text:p>4366,262745098</text:p>
          </table:table-cell>
          <table:table-cell table:formula="of:=AVERAGE([.D2:.D2010])" office:value-type="float" office:value="1077.42156862745" calcext:value-type="float">
            <text:p>1077,42156862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9.9583" calcext:value-type="float">
            <text:p>899,9583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2"/>
          <table:table-cell table:formula="of:=COM.MICROSOFT.STDEV.P([.C2:.C2010])" office:value-type="float" office:value="5.40964863431903" calcext:value-type="float">
            <text:p>5,4096486343</text:p>
          </table:table-cell>
          <table:table-cell table:formula="of:=COM.MICROSOFT.STDEV.P([.D2:.D2010])" office:value-type="float" office:value="14.7571426870009" calcext:value-type="float">
            <text:p>14,7571426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9.96278" calcext:value-type="float">
            <text:p>999,96278</text:p>
          </table:table-cell>
          <table:table-cell office:value-type="float" office:value="4368" calcext:value-type="float">
            <text:p>4368</text:p>
          </table:table-cell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9.96418" calcext:value-type="float">
            <text:p>1099,96418</text:p>
          </table:table-cell>
          <table:table-cell office:value-type="float" office:value="4368" calcext:value-type="float">
            <text:p>4368</text:p>
          </table:table-cell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99.959" calcext:value-type="float">
            <text:p>1199,959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9.95352" calcext:value-type="float">
            <text:p>1299,95352</text:p>
          </table:table-cell>
          <table:table-cell office:value-type="float" office:value="4368" calcext:value-type="float">
            <text:p>4368</text:p>
          </table:table-cell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99.95466" calcext:value-type="float">
            <text:p>1399,95466</text:p>
          </table:table-cell>
          <table:table-cell office:value-type="float" office:value="4366" calcext:value-type="float">
            <text:p>4366</text:p>
          </table:table-cell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99.9504" calcext:value-type="float">
            <text:p>1499,9504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.01076" calcext:value-type="float">
            <text:p>1600,01076</text:p>
          </table:table-cell>
          <table:table-cell office:value-type="float" office:value="4368" calcext:value-type="float">
            <text:p>4368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99.95704" calcext:value-type="float">
            <text:p>1699,95704</text:p>
          </table:table-cell>
          <table:table-cell office:value-type="float" office:value="4368" calcext:value-type="float">
            <text:p>4368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9.95122" calcext:value-type="float">
            <text:p>1799,95122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99.95212" calcext:value-type="float">
            <text:p>1899,95212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9.98756" calcext:value-type="float">
            <text:p>1999,98756</text:p>
          </table:table-cell>
          <table:table-cell office:value-type="float" office:value="4368" calcext:value-type="float">
            <text:p>4368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99.9606" calcext:value-type="float">
            <text:p>2099,9606</text:p>
          </table:table-cell>
          <table:table-cell office:value-type="float" office:value="4366" calcext:value-type="float">
            <text:p>4366</text:p>
          </table:table-cell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9.9525" calcext:value-type="float">
            <text:p>2199,9525</text:p>
          </table:table-cell>
          <table:table-cell office:value-type="float" office:value="4368" calcext:value-type="float">
            <text:p>4368</text:p>
          </table:table-cell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99.98344" calcext:value-type="float">
            <text:p>2299,98344</text:p>
          </table:table-cell>
          <table:table-cell office:value-type="float" office:value="4368" calcext:value-type="float">
            <text:p>4368</text:p>
          </table:table-cell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9.96338" calcext:value-type="float">
            <text:p>2399,96338</text:p>
          </table:table-cell>
          <table:table-cell office:value-type="float" office:value="4368" calcext:value-type="float">
            <text:p>4368</text:p>
          </table:table-cell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9.9666" calcext:value-type="float">
            <text:p>2499,9666</text:p>
          </table:table-cell>
          <table:table-cell office:value-type="float" office:value="4368" calcext:value-type="float">
            <text:p>4368</text:p>
          </table:table-cell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99.95404" calcext:value-type="float">
            <text:p>2599,95404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99.95594" calcext:value-type="float">
            <text:p>2699,95594</text:p>
          </table:table-cell>
          <table:table-cell office:value-type="float" office:value="4368" calcext:value-type="float">
            <text:p>4368</text:p>
          </table:table-cell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0.01382" calcext:value-type="float">
            <text:p>2800,01382</text:p>
          </table:table-cell>
          <table:table-cell office:value-type="float" office:value="4368" calcext:value-type="float">
            <text:p>4368</text:p>
          </table:table-cell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99.97956" calcext:value-type="float">
            <text:p>2899,97956</text:p>
          </table:table-cell>
          <table:table-cell office:value-type="float" office:value="4342" calcext:value-type="float">
            <text:p>4342</text:p>
          </table:table-cell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99.97168" calcext:value-type="float">
            <text:p>2999,97168</text:p>
          </table:table-cell>
          <table:table-cell office:value-type="float" office:value="4342" calcext:value-type="float">
            <text:p>4342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99.95034" calcext:value-type="float">
            <text:p>3099,95034</text:p>
          </table:table-cell>
          <table:table-cell office:value-type="float" office:value="4368" calcext:value-type="float">
            <text:p>4368</text:p>
          </table:table-cell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99.97294" calcext:value-type="float">
            <text:p>3199,97294</text:p>
          </table:table-cell>
          <table:table-cell office:value-type="float" office:value="4368" calcext:value-type="float">
            <text:p>4368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00.00268" calcext:value-type="float">
            <text:p>3300,00268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99.95066" calcext:value-type="float">
            <text:p>3399,95066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99.9545" calcext:value-type="float">
            <text:p>3499,9545</text:p>
          </table:table-cell>
          <table:table-cell office:value-type="float" office:value="4368" calcext:value-type="float">
            <text:p>4368</text:p>
          </table:table-cell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99.95096" calcext:value-type="float">
            <text:p>3599,95096</text:p>
          </table:table-cell>
          <table:table-cell office:value-type="float" office:value="4368" calcext:value-type="float">
            <text:p>4368</text:p>
          </table:table-cell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99.95642" calcext:value-type="float">
            <text:p>3699,95642</text:p>
          </table:table-cell>
          <table:table-cell office:value-type="float" office:value="4368" calcext:value-type="float">
            <text:p>4368</text:p>
          </table:table-cell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99.9481" calcext:value-type="float">
            <text:p>3799,9481</text:p>
          </table:table-cell>
          <table:table-cell office:value-type="float" office:value="4368" calcext:value-type="float">
            <text:p>4368</text:p>
          </table:table-cell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99.96686" calcext:value-type="float">
            <text:p>3899,96686</text:p>
          </table:table-cell>
          <table:table-cell office:value-type="float" office:value="4366" calcext:value-type="float">
            <text:p>4366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99.9809" calcext:value-type="float">
            <text:p>3999,9809</text:p>
          </table:table-cell>
          <table:table-cell office:value-type="float" office:value="4368" calcext:value-type="float">
            <text:p>4368</text:p>
          </table:table-cell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99.9552" calcext:value-type="float">
            <text:p>4099,9552</text:p>
          </table:table-cell>
          <table:table-cell office:value-type="float" office:value="4368" calcext:value-type="float">
            <text:p>4368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99.99878" calcext:value-type="float">
            <text:p>4199,99878</text:p>
          </table:table-cell>
          <table:table-cell office:value-type="float" office:value="4368" calcext:value-type="float">
            <text:p>4368</text:p>
          </table:table-cell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99.95704" calcext:value-type="float">
            <text:p>4299,95704</text:p>
          </table:table-cell>
          <table:table-cell office:value-type="float" office:value="4368" calcext:value-type="float">
            <text:p>4368</text:p>
          </table:table-cell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99.96948" calcext:value-type="float">
            <text:p>4399,96948</text:p>
          </table:table-cell>
          <table:table-cell office:value-type="float" office:value="4366" calcext:value-type="float">
            <text:p>4366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99.96352" calcext:value-type="float">
            <text:p>4499,96352</text:p>
          </table:table-cell>
          <table:table-cell office:value-type="float" office:value="4368" calcext:value-type="float">
            <text:p>4368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99.94906" calcext:value-type="float">
            <text:p>4599,94906</text:p>
          </table:table-cell>
          <table:table-cell office:value-type="float" office:value="4368" calcext:value-type="float">
            <text:p>4368</text:p>
          </table:table-cell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99.96134" calcext:value-type="float">
            <text:p>4699,96134</text:p>
          </table:table-cell>
          <table:table-cell office:value-type="float" office:value="4368" calcext:value-type="float">
            <text:p>4368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99.9524" calcext:value-type="float">
            <text:p>4799,9524</text:p>
          </table:table-cell>
          <table:table-cell office:value-type="float" office:value="4368" calcext:value-type="float">
            <text:p>4368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99.95928" calcext:value-type="float">
            <text:p>4899,95928</text:p>
          </table:table-cell>
          <table:table-cell office:value-type="float" office:value="4368" calcext:value-type="float">
            <text:p>4368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99.9532" calcext:value-type="float">
            <text:p>4999,9532</text:p>
          </table:table-cell>
          <table:table-cell office:value-type="float" office:value="4368" calcext:value-type="float">
            <text:p>4368</text:p>
          </table:table-cell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99.96832" calcext:value-type="float">
            <text:p>5099,96832</text:p>
          </table:table-cell>
          <table:table-cell office:value-type="float" office:value="4368" calcext:value-type="float">
            <text:p>4368</text:p>
          </table:table-cell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0.05332" calcext:value-type="float">
            <text:p>5200,05332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99.9627" calcext:value-type="float">
            <text:p>5299,9627</text:p>
          </table:table-cell>
          <table:table-cell office:value-type="float" office:value="4368" calcext:value-type="float">
            <text:p>4368</text:p>
          </table:table-cell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99.9518" calcext:value-type="float">
            <text:p>5399,9518</text:p>
          </table:table-cell>
          <table:table-cell office:value-type="float" office:value="4342" calcext:value-type="float">
            <text:p>4342</text:p>
          </table:table-cell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99.95174" calcext:value-type="float">
            <text:p>5499,95174</text:p>
          </table:table-cell>
          <table:table-cell office:value-type="float" office:value="4368" calcext:value-type="float">
            <text:p>4368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99.99824" calcext:value-type="float">
            <text:p>5599,99824</text:p>
          </table:table-cell>
          <table:table-cell office:value-type="float" office:value="4368" calcext:value-type="float">
            <text:p>4368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00.00014" calcext:value-type="float">
            <text:p>5700,00014</text:p>
          </table:table-cell>
          <table:table-cell office:value-type="float" office:value="4366" calcext:value-type="float">
            <text:p>4366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99.97008" calcext:value-type="float">
            <text:p>5799,97008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99.9776" calcext:value-type="float">
            <text:p>5899,9776</text:p>
          </table:table-cell>
          <table:table-cell office:value-type="float" office:value="4368" calcext:value-type="float">
            <text:p>4368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99.95888" calcext:value-type="float">
            <text:p>5999,95888</text:p>
          </table:table-cell>
          <table:table-cell office:value-type="float" office:value="4368" calcext:value-type="float">
            <text:p>4368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99.95886" calcext:value-type="float">
            <text:p>6099,95886</text:p>
          </table:table-cell>
          <table:table-cell office:value-type="float" office:value="4368" calcext:value-type="float">
            <text:p>4368</text:p>
          </table:table-cell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99.99196" calcext:value-type="float">
            <text:p>6199,99196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99.96698" calcext:value-type="float">
            <text:p>6299,96698</text:p>
          </table:table-cell>
          <table:table-cell office:value-type="float" office:value="4368" calcext:value-type="float">
            <text:p>4368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99.98648" calcext:value-type="float">
            <text:p>6399,98648</text:p>
          </table:table-cell>
          <table:table-cell office:value-type="float" office:value="4366" calcext:value-type="float">
            <text:p>4366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00.00046" calcext:value-type="float">
            <text:p>6500,00046</text:p>
          </table:table-cell>
          <table:table-cell office:value-type="float" office:value="4368" calcext:value-type="float">
            <text:p>4368</text:p>
          </table:table-cell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99.95656" calcext:value-type="float">
            <text:p>6599,95656</text:p>
          </table:table-cell>
          <table:table-cell office:value-type="float" office:value="4368" calcext:value-type="float">
            <text:p>4368</text:p>
          </table:table-cell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00.0158" calcext:value-type="float">
            <text:p>6700,0158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99.9772" calcext:value-type="float">
            <text:p>6799,9772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99.9825" calcext:value-type="float">
            <text:p>6899,9825</text:p>
          </table:table-cell>
          <table:table-cell office:value-type="float" office:value="4368" calcext:value-type="float">
            <text:p>4368</text:p>
          </table:table-cell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99.95734" calcext:value-type="float">
            <text:p>6999,95734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99.9842" calcext:value-type="float">
            <text:p>7099,9842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99.95938" calcext:value-type="float">
            <text:p>7199,95938</text:p>
          </table:table-cell>
          <table:table-cell office:value-type="float" office:value="4363" calcext:value-type="float">
            <text:p>4363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99.95452" calcext:value-type="float">
            <text:p>7299,95452</text:p>
          </table:table-cell>
          <table:table-cell office:value-type="float" office:value="4368" calcext:value-type="float">
            <text:p>4368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99.99172" calcext:value-type="float">
            <text:p>7399,99172</text:p>
          </table:table-cell>
          <table:table-cell office:value-type="float" office:value="4368" calcext:value-type="float">
            <text:p>4368</text:p>
          </table:table-cell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99.96846" calcext:value-type="float">
            <text:p>7499,96846</text:p>
          </table:table-cell>
          <table:table-cell office:value-type="float" office:value="4368" calcext:value-type="float">
            <text:p>4368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99.95946" calcext:value-type="float">
            <text:p>7599,95946</text:p>
          </table:table-cell>
          <table:table-cell office:value-type="float" office:value="4368" calcext:value-type="float">
            <text:p>4368</text:p>
          </table:table-cell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99.9433" calcext:value-type="float">
            <text:p>7699,9433</text:p>
          </table:table-cell>
          <table:table-cell office:value-type="float" office:value="4368" calcext:value-type="float">
            <text:p>4368</text:p>
          </table:table-cell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99.9548" calcext:value-type="float">
            <text:p>7799,9548</text:p>
          </table:table-cell>
          <table:table-cell office:value-type="float" office:value="4342" calcext:value-type="float">
            <text:p>4342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99.95232" calcext:value-type="float">
            <text:p>7899,95232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99.94864" calcext:value-type="float">
            <text:p>7999,94864</text:p>
          </table:table-cell>
          <table:table-cell office:value-type="float" office:value="4368" calcext:value-type="float">
            <text:p>4368</text:p>
          </table:table-cell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99.95074" calcext:value-type="float">
            <text:p>8099,95074</text:p>
          </table:table-cell>
          <table:table-cell office:value-type="float" office:value="4368" calcext:value-type="float">
            <text:p>4368</text:p>
          </table:table-cell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99.94656" calcext:value-type="float">
            <text:p>8199,94656</text:p>
          </table:table-cell>
          <table:table-cell office:value-type="float" office:value="4342" calcext:value-type="float">
            <text:p>4342</text:p>
          </table:table-cell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99.98078" calcext:value-type="float">
            <text:p>8299,98078</text:p>
          </table:table-cell>
          <table:table-cell office:value-type="float" office:value="4368" calcext:value-type="float">
            <text:p>4368</text:p>
          </table:table-cell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99.9549" calcext:value-type="float">
            <text:p>8399,9549</text:p>
          </table:table-cell>
          <table:table-cell office:value-type="float" office:value="4368" calcext:value-type="float">
            <text:p>4368</text:p>
          </table:table-cell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99.99914" calcext:value-type="float">
            <text:p>8499,99914</text:p>
          </table:table-cell>
          <table:table-cell office:value-type="float" office:value="4368" calcext:value-type="float">
            <text:p>4368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99.97074" calcext:value-type="float">
            <text:p>8599,97074</text:p>
          </table:table-cell>
          <table:table-cell office:value-type="float" office:value="4368" calcext:value-type="float">
            <text:p>4368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99.97672" calcext:value-type="float">
            <text:p>8699,97672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99.97846" calcext:value-type="float">
            <text:p>8799,97846</text:p>
          </table:table-cell>
          <table:table-cell office:value-type="float" office:value="4368" calcext:value-type="float">
            <text:p>4368</text:p>
          </table:table-cell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99.95096" calcext:value-type="float">
            <text:p>8899,95096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99.99094" calcext:value-type="float">
            <text:p>8999,99094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99.95332" calcext:value-type="float">
            <text:p>9099,95332</text:p>
          </table:table-cell>
          <table:table-cell office:value-type="float" office:value="4368" calcext:value-type="float">
            <text:p>4368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99.95706" calcext:value-type="float">
            <text:p>9199,95706</text:p>
          </table:table-cell>
          <table:table-cell office:value-type="float" office:value="4368" calcext:value-type="float">
            <text:p>4368</text:p>
          </table:table-cell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99.97152" calcext:value-type="float">
            <text:p>9299,97152</text:p>
          </table:table-cell>
          <table:table-cell office:value-type="float" office:value="4368" calcext:value-type="float">
            <text:p>4368</text:p>
          </table:table-cell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99.95944" calcext:value-type="float">
            <text:p>9399,95944</text:p>
          </table:table-cell>
          <table:table-cell office:value-type="float" office:value="4368" calcext:value-type="float">
            <text:p>4368</text:p>
          </table:table-cell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00.00338" calcext:value-type="float">
            <text:p>9500,00338</text:p>
          </table:table-cell>
          <table:table-cell office:value-type="float" office:value="4368" calcext:value-type="float">
            <text:p>4368</text:p>
          </table:table-cell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99.95466" calcext:value-type="float">
            <text:p>9599,95466</text:p>
          </table:table-cell>
          <table:table-cell office:value-type="float" office:value="4368" calcext:value-type="float">
            <text:p>4368</text:p>
          </table:table-cell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99.95314" calcext:value-type="float">
            <text:p>9699,95314</text:p>
          </table:table-cell>
          <table:table-cell office:value-type="float" office:value="4366" calcext:value-type="float">
            <text:p>4366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00.0093" calcext:value-type="float">
            <text:p>9800,0093</text:p>
          </table:table-cell>
          <table:table-cell office:value-type="float" office:value="4366" calcext:value-type="float">
            <text:p>4366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99.96988" calcext:value-type="float">
            <text:p>9899,96988</text:p>
          </table:table-cell>
          <table:table-cell office:value-type="float" office:value="4368" calcext:value-type="float">
            <text:p>4368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99.98166" calcext:value-type="float">
            <text:p>9999,98166</text:p>
          </table:table-cell>
          <table:table-cell office:value-type="float" office:value="4368" calcext:value-type="float">
            <text:p>4368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99.95544" calcext:value-type="float">
            <text:p>10099,95544</text:p>
          </table:table-cell>
          <table:table-cell office:value-type="float" office:value="4368" calcext:value-type="float">
            <text:p>4368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99.95752" calcext:value-type="float">
            <text:p>10199,95752</text:p>
          </table:table-cell>
          <table:table-cell office:value-type="float" office:value="4368" calcext:value-type="float">
            <text:p>4368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99.96556" calcext:value-type="float">
            <text:p>10299,96556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99.95536" calcext:value-type="float">
            <text:p>10399,95536</text:p>
          </table:table-cell>
          <table:table-cell office:value-type="float" office:value="4361" calcext:value-type="float">
            <text:p>4361</text:p>
          </table:table-cell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99.97754" calcext:value-type="float">
            <text:p>10499,97754</text:p>
          </table:table-cell>
          <table:table-cell office:value-type="float" office:value="4368" calcext:value-type="float">
            <text:p>4368</text:p>
          </table:table-cell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99.95204" calcext:value-type="float">
            <text:p>10599,95204</text:p>
          </table:table-cell>
          <table:table-cell office:value-type="float" office:value="4368" calcext:value-type="float">
            <text:p>4368</text:p>
          </table:table-cell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99.97922" calcext:value-type="float">
            <text:p>10699,97922</text:p>
          </table:table-cell>
          <table:table-cell office:value-type="float" office:value="4368" calcext:value-type="float">
            <text:p>4368</text:p>
          </table:table-cell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99.957" calcext:value-type="float">
            <text:p>10799,957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99.95002" calcext:value-type="float">
            <text:p>10899,95002</text:p>
          </table:table-cell>
          <table:table-cell office:value-type="float" office:value="4366" calcext:value-type="float">
            <text:p>4366</text:p>
          </table:table-cell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000.0194" calcext:value-type="float">
            <text:p>11000,0194</text:p>
          </table:table-cell>
          <table:table-cell office:value-type="float" office:value="4342" calcext:value-type="float">
            <text:p>4342</text:p>
          </table:table-cell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99.95648" calcext:value-type="float">
            <text:p>11099,95648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99.97342" calcext:value-type="float">
            <text:p>11199,97342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99.95388" calcext:value-type="float">
            <text:p>11299,95388</text:p>
          </table:table-cell>
          <table:table-cell office:value-type="float" office:value="4368" calcext:value-type="float">
            <text:p>4368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99.98512" calcext:value-type="float">
            <text:p>11399,98512</text:p>
          </table:table-cell>
          <table:table-cell office:value-type="float" office:value="4368" calcext:value-type="float">
            <text:p>4368</text:p>
          </table:table-cell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99.96674" calcext:value-type="float">
            <text:p>11499,96674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99.95324" calcext:value-type="float">
            <text:p>11599,95324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99.98164" calcext:value-type="float">
            <text:p>11699,98164</text:p>
          </table:table-cell>
          <table:table-cell office:value-type="float" office:value="4368" calcext:value-type="float">
            <text:p>4368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99.97118" calcext:value-type="float">
            <text:p>11799,97118</text:p>
          </table:table-cell>
          <table:table-cell office:value-type="float" office:value="4368" calcext:value-type="float">
            <text:p>4368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99.9752" calcext:value-type="float">
            <text:p>11899,9752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99.96124" calcext:value-type="float">
            <text:p>11999,96124</text:p>
          </table:table-cell>
          <table:table-cell office:value-type="float" office:value="4359" calcext:value-type="float">
            <text:p>4359</text:p>
          </table:table-cell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099.95152" calcext:value-type="float">
            <text:p>12099,95152</text:p>
          </table:table-cell>
          <table:table-cell office:value-type="float" office:value="4368" calcext:value-type="float">
            <text:p>4368</text:p>
          </table:table-cell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199.96688" calcext:value-type="float">
            <text:p>12199,96688</text:p>
          </table:table-cell>
          <table:table-cell office:value-type="float" office:value="4368" calcext:value-type="float">
            <text:p>4368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299.95552" calcext:value-type="float">
            <text:p>12299,95552</text:p>
          </table:table-cell>
          <table:table-cell office:value-type="float" office:value="4366" calcext:value-type="float">
            <text:p>4366</text:p>
          </table:table-cell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99.95488" calcext:value-type="float">
            <text:p>12399,95488</text:p>
          </table:table-cell>
          <table:table-cell office:value-type="float" office:value="4342" calcext:value-type="float">
            <text:p>4342</text:p>
          </table:table-cell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499.95482" calcext:value-type="float">
            <text:p>12499,95482</text:p>
          </table:table-cell>
          <table:table-cell office:value-type="float" office:value="4368" calcext:value-type="float">
            <text:p>4368</text:p>
          </table:table-cell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99.9636" calcext:value-type="float">
            <text:p>12599,9636</text:p>
          </table:table-cell>
          <table:table-cell office:value-type="float" office:value="4366" calcext:value-type="float">
            <text:p>4366</text:p>
          </table:table-cell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99.95946" calcext:value-type="float">
            <text:p>12699,95946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99.97364" calcext:value-type="float">
            <text:p>12799,97364</text:p>
          </table:table-cell>
          <table:table-cell office:value-type="float" office:value="4368" calcext:value-type="float">
            <text:p>4368</text:p>
          </table:table-cell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99.95418" calcext:value-type="float">
            <text:p>12899,95418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99.97144" calcext:value-type="float">
            <text:p>12999,97144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99.95818" calcext:value-type="float">
            <text:p>13099,95818</text:p>
          </table:table-cell>
          <table:table-cell office:value-type="float" office:value="4368" calcext:value-type="float">
            <text:p>4368</text:p>
          </table:table-cell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99.95574" calcext:value-type="float">
            <text:p>13199,95574</text:p>
          </table:table-cell>
          <table:table-cell office:value-type="float" office:value="4368" calcext:value-type="float">
            <text:p>4368</text:p>
          </table:table-cell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99.97448" calcext:value-type="float">
            <text:p>13299,97448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99.97204" calcext:value-type="float">
            <text:p>13399,97204</text:p>
          </table:table-cell>
          <table:table-cell office:value-type="float" office:value="4368" calcext:value-type="float">
            <text:p>4368</text:p>
          </table:table-cell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99.97646" calcext:value-type="float">
            <text:p>13499,97646</text:p>
          </table:table-cell>
          <table:table-cell office:value-type="float" office:value="4368" calcext:value-type="float">
            <text:p>4368</text:p>
          </table:table-cell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599.96056" calcext:value-type="float">
            <text:p>13599,96056</text:p>
          </table:table-cell>
          <table:table-cell office:value-type="float" office:value="4368" calcext:value-type="float">
            <text:p>4368</text:p>
          </table:table-cell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99.9571" calcext:value-type="float">
            <text:p>13699,9571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99.96158" calcext:value-type="float">
            <text:p>13799,96158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899.95716" calcext:value-type="float">
            <text:p>13899,95716</text:p>
          </table:table-cell>
          <table:table-cell office:value-type="float" office:value="4368" calcext:value-type="float">
            <text:p>4368</text:p>
          </table:table-cell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99.94894" calcext:value-type="float">
            <text:p>13999,94894</text:p>
          </table:table-cell>
          <table:table-cell office:value-type="float" office:value="4368" calcext:value-type="float">
            <text:p>4368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99.9545" calcext:value-type="float">
            <text:p>14099,9545</text:p>
          </table:table-cell>
          <table:table-cell office:value-type="float" office:value="4368" calcext:value-type="float">
            <text:p>4368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199.97778" calcext:value-type="float">
            <text:p>14199,97778</text:p>
          </table:table-cell>
          <table:table-cell office:value-type="float" office:value="4368" calcext:value-type="float">
            <text:p>4368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00.00368" calcext:value-type="float">
            <text:p>14300,00368</text:p>
          </table:table-cell>
          <table:table-cell office:value-type="float" office:value="4368" calcext:value-type="float">
            <text:p>4368</text:p>
          </table:table-cell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99.98786" calcext:value-type="float">
            <text:p>14399,98786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99.98182" calcext:value-type="float">
            <text:p>14499,98182</text:p>
          </table:table-cell>
          <table:table-cell office:value-type="float" office:value="4368" calcext:value-type="float">
            <text:p>4368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99.96666" calcext:value-type="float">
            <text:p>14599,96666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99.9756" calcext:value-type="float">
            <text:p>14699,9756</text:p>
          </table:table-cell>
          <table:table-cell office:value-type="float" office:value="4368" calcext:value-type="float">
            <text:p>4368</text:p>
          </table:table-cell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799.96134" calcext:value-type="float">
            <text:p>14799,96134</text:p>
          </table:table-cell>
          <table:table-cell office:value-type="float" office:value="4366" calcext:value-type="float">
            <text:p>4366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99.97562" calcext:value-type="float">
            <text:p>14899,97562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99.9678" calcext:value-type="float">
            <text:p>14999,9678</text:p>
          </table:table-cell>
          <table:table-cell office:value-type="float" office:value="4368" calcext:value-type="float">
            <text:p>4368</text:p>
          </table:table-cell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99.95872" calcext:value-type="float">
            <text:p>15099,95872</text:p>
          </table:table-cell>
          <table:table-cell office:value-type="float" office:value="4368" calcext:value-type="float">
            <text:p>4368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199.9672" calcext:value-type="float">
            <text:p>15199,9672</text:p>
          </table:table-cell>
          <table:table-cell office:value-type="float" office:value="4368" calcext:value-type="float">
            <text:p>4368</text:p>
          </table:table-cell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299.96056" calcext:value-type="float">
            <text:p>15299,96056</text:p>
          </table:table-cell>
          <table:table-cell office:value-type="float" office:value="4368" calcext:value-type="float">
            <text:p>4368</text:p>
          </table:table-cell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99.96388" calcext:value-type="float">
            <text:p>15399,96388</text:p>
          </table:table-cell>
          <table:table-cell office:value-type="float" office:value="4368" calcext:value-type="float">
            <text:p>4368</text:p>
          </table:table-cell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99.9515" calcext:value-type="float">
            <text:p>15499,9515</text:p>
          </table:table-cell>
          <table:table-cell office:value-type="float" office:value="4368" calcext:value-type="float">
            <text:p>4368</text:p>
          </table:table-cell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99.95174" calcext:value-type="float">
            <text:p>15599,95174</text:p>
          </table:table-cell>
          <table:table-cell office:value-type="float" office:value="4368" calcext:value-type="float">
            <text:p>4368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700.04294" calcext:value-type="float">
            <text:p>15700,04294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99.95982" calcext:value-type="float">
            <text:p>15799,95982</text:p>
          </table:table-cell>
          <table:table-cell office:value-type="float" office:value="4366" calcext:value-type="float">
            <text:p>4366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99.95446" calcext:value-type="float">
            <text:p>15899,95446</text:p>
          </table:table-cell>
          <table:table-cell office:value-type="float" office:value="4368" calcext:value-type="float">
            <text:p>4368</text:p>
          </table:table-cell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99.94628" calcext:value-type="float">
            <text:p>15999,94628</text:p>
          </table:table-cell>
          <table:table-cell office:value-type="float" office:value="4342" calcext:value-type="float">
            <text:p>4342</text:p>
          </table:table-cell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099.96142" calcext:value-type="float">
            <text:p>16099,96142</text:p>
          </table:table-cell>
          <table:table-cell office:value-type="float" office:value="4368" calcext:value-type="float">
            <text:p>4368</text:p>
          </table:table-cell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200.00084" calcext:value-type="float">
            <text:p>16200,00084</text:p>
          </table:table-cell>
          <table:table-cell office:value-type="float" office:value="4368" calcext:value-type="float">
            <text:p>4368</text:p>
          </table:table-cell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299.956" calcext:value-type="float">
            <text:p>16299,956</text:p>
          </table:table-cell>
          <table:table-cell office:value-type="float" office:value="4368" calcext:value-type="float">
            <text:p>4368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399.97566" calcext:value-type="float">
            <text:p>16399,97566</text:p>
          </table:table-cell>
          <table:table-cell office:value-type="float" office:value="4341" calcext:value-type="float">
            <text:p>4341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499.95522" calcext:value-type="float">
            <text:p>16499,95522</text:p>
          </table:table-cell>
          <table:table-cell office:value-type="float" office:value="4366" calcext:value-type="float">
            <text:p>4366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99.95628" calcext:value-type="float">
            <text:p>16599,95628</text:p>
          </table:table-cell>
          <table:table-cell office:value-type="float" office:value="4368" calcext:value-type="float">
            <text:p>4368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99.95958" calcext:value-type="float">
            <text:p>16699,95958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99.94576" calcext:value-type="float">
            <text:p>16799,94576</text:p>
          </table:table-cell>
          <table:table-cell office:value-type="float" office:value="4336" calcext:value-type="float">
            <text:p>4336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899.97854" calcext:value-type="float">
            <text:p>16899,97854</text:p>
          </table:table-cell>
          <table:table-cell office:value-type="float" office:value="4366" calcext:value-type="float">
            <text:p>4366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99.95398" calcext:value-type="float">
            <text:p>16999,95398</text:p>
          </table:table-cell>
          <table:table-cell office:value-type="float" office:value="4368" calcext:value-type="float">
            <text:p>4368</text:p>
          </table:table-cell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99.9749" calcext:value-type="float">
            <text:p>17099,9749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99.95832" calcext:value-type="float">
            <text:p>17199,95832</text:p>
          </table:table-cell>
          <table:table-cell office:value-type="float" office:value="4368" calcext:value-type="float">
            <text:p>4368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299.97418" calcext:value-type="float">
            <text:p>17299,97418</text:p>
          </table:table-cell>
          <table:table-cell office:value-type="float" office:value="4368" calcext:value-type="float">
            <text:p>4368</text:p>
          </table:table-cell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99.96012" calcext:value-type="float">
            <text:p>17399,96012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99.94908" calcext:value-type="float">
            <text:p>17499,94908</text:p>
          </table:table-cell>
          <table:table-cell office:value-type="float" office:value="4368" calcext:value-type="float">
            <text:p>4368</text:p>
          </table:table-cell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599.98372" calcext:value-type="float">
            <text:p>17599,98372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699.96206" calcext:value-type="float">
            <text:p>17699,96206</text:p>
          </table:table-cell>
          <table:table-cell office:value-type="float" office:value="4368" calcext:value-type="float">
            <text:p>4368</text:p>
          </table:table-cell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799.9786" calcext:value-type="float">
            <text:p>17799,9786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99.96018" calcext:value-type="float">
            <text:p>17899,96018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99.9922" calcext:value-type="float">
            <text:p>17999,9922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099.95012" calcext:value-type="float">
            <text:p>18099,95012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99.9518" calcext:value-type="float">
            <text:p>18199,9518</text:p>
          </table:table-cell>
          <table:table-cell office:value-type="float" office:value="4368" calcext:value-type="float">
            <text:p>4368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299.9688" calcext:value-type="float">
            <text:p>18299,9688</text:p>
          </table:table-cell>
          <table:table-cell office:value-type="float" office:value="4368" calcext:value-type="float">
            <text:p>4368</text:p>
          </table:table-cell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399.9824" calcext:value-type="float">
            <text:p>18399,9824</text:p>
          </table:table-cell>
          <table:table-cell office:value-type="float" office:value="4362" calcext:value-type="float">
            <text:p>4362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499.97804" calcext:value-type="float">
            <text:p>18499,97804</text:p>
          </table:table-cell>
          <table:table-cell office:value-type="float" office:value="4366" calcext:value-type="float">
            <text:p>4366</text:p>
          </table:table-cell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599.94888" calcext:value-type="float">
            <text:p>18599,94888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99.94756" calcext:value-type="float">
            <text:p>18699,94756</text:p>
          </table:table-cell>
          <table:table-cell office:value-type="float" office:value="4368" calcext:value-type="float">
            <text:p>4368</text:p>
          </table:table-cell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799.9465" calcext:value-type="float">
            <text:p>18799,9465</text:p>
          </table:table-cell>
          <table:table-cell office:value-type="float" office:value="4368" calcext:value-type="float">
            <text:p>4368</text:p>
          </table:table-cell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900.01356" calcext:value-type="float">
            <text:p>18900,01356</text:p>
          </table:table-cell>
          <table:table-cell office:value-type="float" office:value="4335" calcext:value-type="float">
            <text:p>4335</text:p>
          </table:table-cell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99.97656" calcext:value-type="float">
            <text:p>18999,97656</text:p>
          </table:table-cell>
          <table:table-cell office:value-type="float" office:value="4368" calcext:value-type="float">
            <text:p>4368</text:p>
          </table:table-cell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99.9596" calcext:value-type="float">
            <text:p>19099,9596</text:p>
          </table:table-cell>
          <table:table-cell office:value-type="float" office:value="4368" calcext:value-type="float">
            <text:p>4368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199.9736" calcext:value-type="float">
            <text:p>19199,9736</text:p>
          </table:table-cell>
          <table:table-cell office:value-type="float" office:value="4368" calcext:value-type="float">
            <text:p>4368</text:p>
          </table:table-cell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299.95972" calcext:value-type="float">
            <text:p>19299,95972</text:p>
          </table:table-cell>
          <table:table-cell office:value-type="float" office:value="4368" calcext:value-type="float">
            <text:p>4368</text:p>
          </table:table-cell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399.96232" calcext:value-type="float">
            <text:p>19399,96232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500.02678" calcext:value-type="float">
            <text:p>19500,02678</text:p>
          </table:table-cell>
          <table:table-cell office:value-type="float" office:value="4368" calcext:value-type="float">
            <text:p>4368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600.02104" calcext:value-type="float">
            <text:p>19600,02104</text:p>
          </table:table-cell>
          <table:table-cell office:value-type="float" office:value="4368" calcext:value-type="float">
            <text:p>4368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99.97904" calcext:value-type="float">
            <text:p>19699,97904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799.9612" calcext:value-type="float">
            <text:p>19799,9612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99.95628" calcext:value-type="float">
            <text:p>19899,95628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99.98294" calcext:value-type="float">
            <text:p>19999,98294</text:p>
          </table:table-cell>
          <table:table-cell office:value-type="float" office:value="4368" calcext:value-type="float">
            <text:p>4368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99.97126" calcext:value-type="float">
            <text:p>20099,97126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99.95156" calcext:value-type="float">
            <text:p>20199,95156</text:p>
          </table:table-cell>
          <table:table-cell office:value-type="float" office:value="4368" calcext:value-type="float">
            <text:p>4368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99.95456" calcext:value-type="float">
            <text:p>20299,95456</text:p>
          </table:table-cell>
          <table:table-cell office:value-type="float" office:value="4368" calcext:value-type="float">
            <text:p>4368</text:p>
          </table:table-cell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399.99206" calcext:value-type="float">
            <text:p>20399,99206</text:p>
          </table:table-cell>
          <table:table-cell office:value-type="float" office:value="4368" calcext:value-type="float">
            <text:p>4368</text:p>
          </table:table-cell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499.95846" calcext:value-type="float">
            <text:p>20499,95846</text:p>
          </table:table-cell>
          <table:table-cell office:value-type="float" office:value="4366" calcext:value-type="float">
            <text:p>4366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599.96086" calcext:value-type="float">
            <text:p>20599,96086</text:p>
          </table:table-cell>
          <table:table-cell office:value-type="float" office:value="4368" calcext:value-type="float">
            <text:p>4368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99.95842" calcext:value-type="float">
            <text:p>20699,95842</text:p>
          </table:table-cell>
          <table:table-cell office:value-type="float" office:value="4368" calcext:value-type="float">
            <text:p>4368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99.95762" calcext:value-type="float">
            <text:p>20799,95762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899.99162" calcext:value-type="float">
            <text:p>20899,99162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99.95474" calcext:value-type="float">
            <text:p>20999,95474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099.9492" calcext:value-type="float">
            <text:p>21099,9492</text:p>
          </table:table-cell>
          <table:table-cell office:value-type="float" office:value="4368" calcext:value-type="float">
            <text:p>4368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99.96074" calcext:value-type="float">
            <text:p>21199,96074</text:p>
          </table:table-cell>
          <table:table-cell office:value-type="float" office:value="4368" calcext:value-type="float">
            <text:p>4368</text:p>
          </table:table-cell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299.9503" calcext:value-type="float">
            <text:p>21299,9503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399.9693" calcext:value-type="float">
            <text:p>21399,9693</text:p>
          </table:table-cell>
          <table:table-cell office:value-type="float" office:value="4368" calcext:value-type="float">
            <text:p>4368</text:p>
          </table:table-cell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499.95556" calcext:value-type="float">
            <text:p>21499,95556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599.9586" calcext:value-type="float">
            <text:p>21599,9586</text:p>
          </table:table-cell>
          <table:table-cell office:value-type="float" office:value="4368" calcext:value-type="float">
            <text:p>4368</text:p>
          </table:table-cell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99.98584" calcext:value-type="float">
            <text:p>21699,98584</text:p>
          </table:table-cell>
          <table:table-cell office:value-type="float" office:value="4368" calcext:value-type="float">
            <text:p>4368</text:p>
          </table:table-cell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799.95314" calcext:value-type="float">
            <text:p>21799,95314</text:p>
          </table:table-cell>
          <table:table-cell office:value-type="float" office:value="4368" calcext:value-type="float">
            <text:p>4368</text:p>
          </table:table-cell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899.96498" calcext:value-type="float">
            <text:p>21899,96498</text:p>
          </table:table-cell>
          <table:table-cell office:value-type="float" office:value="4368" calcext:value-type="float">
            <text:p>4368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99.95628" calcext:value-type="float">
            <text:p>21999,95628</text:p>
          </table:table-cell>
          <table:table-cell office:value-type="float" office:value="4368" calcext:value-type="float">
            <text:p>4368</text:p>
          </table:table-cell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099.97458" calcext:value-type="float">
            <text:p>22099,97458</text:p>
          </table:table-cell>
          <table:table-cell office:value-type="float" office:value="4366" calcext:value-type="float">
            <text:p>4366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99.95784" calcext:value-type="float">
            <text:p>22199,95784</text:p>
          </table:table-cell>
          <table:table-cell office:value-type="float" office:value="4368" calcext:value-type="float">
            <text:p>4368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299.9736" calcext:value-type="float">
            <text:p>22299,9736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99.9797" calcext:value-type="float">
            <text:p>22399,9797</text:p>
          </table:table-cell>
          <table:table-cell office:value-type="float" office:value="4368" calcext:value-type="float">
            <text:p>4368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499.9478" calcext:value-type="float">
            <text:p>22499,9478</text:p>
          </table:table-cell>
          <table:table-cell office:value-type="float" office:value="4368" calcext:value-type="float">
            <text:p>4368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99.95096" calcext:value-type="float">
            <text:p>22599,95096</text:p>
          </table:table-cell>
          <table:table-cell office:value-type="float" office:value="4368" calcext:value-type="float">
            <text:p>4368</text:p>
          </table:table-cell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699.94766" calcext:value-type="float">
            <text:p>22699,94766</text:p>
          </table:table-cell>
          <table:table-cell office:value-type="float" office:value="4368" calcext:value-type="float">
            <text:p>4368</text:p>
          </table:table-cell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99.97784" calcext:value-type="float">
            <text:p>22799,97784</text:p>
          </table:table-cell>
          <table:table-cell office:value-type="float" office:value="4368" calcext:value-type="float">
            <text:p>4368</text:p>
          </table:table-cell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99.95168" calcext:value-type="float">
            <text:p>22899,95168</text:p>
          </table:table-cell>
          <table:table-cell office:value-type="float" office:value="4368" calcext:value-type="float">
            <text:p>4368</text:p>
          </table:table-cell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999.9565" calcext:value-type="float">
            <text:p>22999,9565</text:p>
          </table:table-cell>
          <table:table-cell office:value-type="float" office:value="4368" calcext:value-type="float">
            <text:p>4368</text:p>
          </table:table-cell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99.96744" calcext:value-type="float">
            <text:p>23099,96744</text:p>
          </table:table-cell>
          <table:table-cell office:value-type="float" office:value="4368" calcext:value-type="float">
            <text:p>4368</text:p>
          </table:table-cell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199.9536" calcext:value-type="float">
            <text:p>23199,9536</text:p>
          </table:table-cell>
          <table:table-cell office:value-type="float" office:value="4368" calcext:value-type="float">
            <text:p>4368</text:p>
          </table:table-cell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299.9596" calcext:value-type="float">
            <text:p>23299,9596</text:p>
          </table:table-cell>
          <table:table-cell office:value-type="float" office:value="4368" calcext:value-type="float">
            <text:p>4368</text:p>
          </table:table-cell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99.97808" calcext:value-type="float">
            <text:p>23399,97808</text:p>
          </table:table-cell>
          <table:table-cell office:value-type="float" office:value="4368" calcext:value-type="float">
            <text:p>4368</text:p>
          </table:table-cell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499.96496" calcext:value-type="float">
            <text:p>23499,96496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99.98234" calcext:value-type="float">
            <text:p>23599,98234</text:p>
          </table:table-cell>
          <table:table-cell office:value-type="float" office:value="4368" calcext:value-type="float">
            <text:p>4368</text:p>
          </table:table-cell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699.95348" calcext:value-type="float">
            <text:p>23699,95348</text:p>
          </table:table-cell>
          <table:table-cell office:value-type="float" office:value="4368" calcext:value-type="float">
            <text:p>4368</text:p>
          </table:table-cell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799.95076" calcext:value-type="float">
            <text:p>23799,95076</text:p>
          </table:table-cell>
          <table:table-cell office:value-type="float" office:value="4368" calcext:value-type="float">
            <text:p>4368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900.02298" calcext:value-type="float">
            <text:p>23900,02298</text:p>
          </table:table-cell>
          <table:table-cell office:value-type="float" office:value="4368" calcext:value-type="float">
            <text:p>4368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99.99502" calcext:value-type="float">
            <text:p>23999,99502</text:p>
          </table:table-cell>
          <table:table-cell office:value-type="float" office:value="4368" calcext:value-type="float">
            <text:p>4368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099.99728" calcext:value-type="float">
            <text:p>24099,99728</text:p>
          </table:table-cell>
          <table:table-cell office:value-type="float" office:value="4368" calcext:value-type="float">
            <text:p>4368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199.95004" calcext:value-type="float">
            <text:p>24199,95004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299.95866" calcext:value-type="float">
            <text:p>24299,95866</text:p>
          </table:table-cell>
          <table:table-cell office:value-type="float" office:value="4368" calcext:value-type="float">
            <text:p>4368</text:p>
          </table:table-cell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399.95466" calcext:value-type="float">
            <text:p>24399,95466</text:p>
          </table:table-cell>
          <table:table-cell office:value-type="float" office:value="4368" calcext:value-type="float">
            <text:p>4368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499.95204" calcext:value-type="float">
            <text:p>24499,95204</text:p>
          </table:table-cell>
          <table:table-cell office:value-type="float" office:value="4368" calcext:value-type="float">
            <text:p>4368</text:p>
          </table:table-cell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99.9654" calcext:value-type="float">
            <text:p>24599,9654</text:p>
          </table:table-cell>
          <table:table-cell office:value-type="float" office:value="4366" calcext:value-type="float">
            <text:p>4366</text:p>
          </table:table-cell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699.97496" calcext:value-type="float">
            <text:p>24699,97496</text:p>
          </table:table-cell>
          <table:table-cell office:value-type="float" office:value="4368" calcext:value-type="float">
            <text:p>4368</text:p>
          </table:table-cell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99.95376" calcext:value-type="float">
            <text:p>24799,95376</text:p>
          </table:table-cell>
          <table:table-cell office:value-type="float" office:value="4368" calcext:value-type="float">
            <text:p>4368</text:p>
          </table:table-cell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899.95396" calcext:value-type="float">
            <text:p>24899,95396</text:p>
          </table:table-cell>
          <table:table-cell office:value-type="float" office:value="4368" calcext:value-type="float">
            <text:p>4368</text:p>
          </table:table-cell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999.95386" calcext:value-type="float">
            <text:p>24999,95386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099.9692" calcext:value-type="float">
            <text:p>25099,9692</text:p>
          </table:table-cell>
          <table:table-cell office:value-type="float" office:value="4368" calcext:value-type="float">
            <text:p>4368</text:p>
          </table:table-cell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199.94852" calcext:value-type="float">
            <text:p>25199,94852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300.01764" calcext:value-type="float">
            <text:p>25300,01764</text:p>
          </table:table-cell>
          <table:table-cell office:value-type="float" office:value="4368" calcext:value-type="float">
            <text:p>4368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99.95744" calcext:value-type="float">
            <text:p>25399,95744</text:p>
          </table:table-cell>
          <table:table-cell office:value-type="float" office:value="4368" calcext:value-type="float">
            <text:p>4368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99.97794" calcext:value-type="float">
            <text:p>25499,97794</text:p>
          </table:table-cell>
          <table:table-cell office:value-type="float" office:value="4368" calcext:value-type="float">
            <text:p>4368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99.95552" calcext:value-type="float">
            <text:p>25599,95552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99.95532" calcext:value-type="float">
            <text:p>25699,95532</text:p>
          </table:table-cell>
          <table:table-cell office:value-type="float" office:value="4368" calcext:value-type="float">
            <text:p>4368</text:p>
          </table:table-cell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799.95474" calcext:value-type="float">
            <text:p>25799,95474</text:p>
          </table:table-cell>
          <table:table-cell office:value-type="float" office:value="4360" calcext:value-type="float">
            <text:p>4360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899.9788" calcext:value-type="float">
            <text:p>25899,9788</text:p>
          </table:table-cell>
          <table:table-cell office:value-type="float" office:value="4368" calcext:value-type="float">
            <text:p>4368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999.94588" calcext:value-type="float">
            <text:p>25999,94588</text:p>
          </table:table-cell>
          <table:table-cell office:value-type="float" office:value="4366" calcext:value-type="float">
            <text:p>4366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099.955" calcext:value-type="float">
            <text:p>26099,955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199.95846" calcext:value-type="float">
            <text:p>26199,95846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299.96818" calcext:value-type="float">
            <text:p>26299,96818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399.95168" calcext:value-type="float">
            <text:p>26399,95168</text:p>
          </table:table-cell>
          <table:table-cell office:value-type="float" office:value="4368" calcext:value-type="float">
            <text:p>4368</text:p>
          </table:table-cell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499.96348" calcext:value-type="float">
            <text:p>26499,96348</text:p>
          </table:table-cell>
          <table:table-cell office:value-type="float" office:value="4368" calcext:value-type="float">
            <text:p>4368</text:p>
          </table:table-cell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599.97058" calcext:value-type="float">
            <text:p>26599,97058</text:p>
          </table:table-cell>
          <table:table-cell office:value-type="float" office:value="4368" calcext:value-type="float">
            <text:p>4368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699.98774" calcext:value-type="float">
            <text:p>26699,98774</text:p>
          </table:table-cell>
          <table:table-cell office:value-type="float" office:value="4368" calcext:value-type="float">
            <text:p>4368</text:p>
          </table:table-cell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799.95776" calcext:value-type="float">
            <text:p>26799,95776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899.95768" calcext:value-type="float">
            <text:p>26899,95768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99.96036" calcext:value-type="float">
            <text:p>26999,96036</text:p>
          </table:table-cell>
          <table:table-cell office:value-type="float" office:value="4368" calcext:value-type="float">
            <text:p>4368</text:p>
          </table:table-cell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9.99532" calcext:value-type="float">
            <text:p>27099,99532</text:p>
          </table:table-cell>
          <table:table-cell office:value-type="float" office:value="4368" calcext:value-type="float">
            <text:p>4368</text:p>
          </table:table-cell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199.9597" calcext:value-type="float">
            <text:p>27199,9597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299.9626" calcext:value-type="float">
            <text:p>27299,9626</text:p>
          </table:table-cell>
          <table:table-cell office:value-type="float" office:value="4368" calcext:value-type="float">
            <text:p>4368</text:p>
          </table:table-cell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399.98184" calcext:value-type="float">
            <text:p>27399,98184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499.99438" calcext:value-type="float">
            <text:p>27499,99438</text:p>
          </table:table-cell>
          <table:table-cell office:value-type="float" office:value="4368" calcext:value-type="float">
            <text:p>4368</text:p>
          </table:table-cell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599.94484" calcext:value-type="float">
            <text:p>27599,94484</text:p>
          </table:table-cell>
          <table:table-cell office:value-type="float" office:value="4368" calcext:value-type="float">
            <text:p>4368</text:p>
          </table:table-cell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99.95174" calcext:value-type="float">
            <text:p>27699,95174</text:p>
          </table:table-cell>
          <table:table-cell office:value-type="float" office:value="4368" calcext:value-type="float">
            <text:p>4368</text:p>
          </table:table-cell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799.96604" calcext:value-type="float">
            <text:p>27799,96604</text:p>
          </table:table-cell>
          <table:table-cell office:value-type="float" office:value="4368" calcext:value-type="float">
            <text:p>4368</text:p>
          </table:table-cell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899.97628" calcext:value-type="float">
            <text:p>27899,97628</text:p>
          </table:table-cell>
          <table:table-cell office:value-type="float" office:value="4368" calcext:value-type="float">
            <text:p>4368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999.95174" calcext:value-type="float">
            <text:p>27999,95174</text:p>
          </table:table-cell>
          <table:table-cell office:value-type="float" office:value="4368" calcext:value-type="float">
            <text:p>4368</text:p>
          </table:table-cell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099.96112" calcext:value-type="float">
            <text:p>28099,96112</text:p>
          </table:table-cell>
          <table:table-cell office:value-type="float" office:value="4368" calcext:value-type="float">
            <text:p>4368</text:p>
          </table:table-cell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199.9591" calcext:value-type="float">
            <text:p>28199,9591</text:p>
          </table:table-cell>
          <table:table-cell office:value-type="float" office:value="4368" calcext:value-type="float">
            <text:p>4368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299.9658" calcext:value-type="float">
            <text:p>28299,9658</text:p>
          </table:table-cell>
          <table:table-cell office:value-type="float" office:value="4368" calcext:value-type="float">
            <text:p>4368</text:p>
          </table:table-cell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400.01612" calcext:value-type="float">
            <text:p>28400,01612</text:p>
          </table:table-cell>
          <table:table-cell office:value-type="float" office:value="4368" calcext:value-type="float">
            <text:p>4368</text:p>
          </table:table-cell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499.96278" calcext:value-type="float">
            <text:p>28499,96278</text:p>
          </table:table-cell>
          <table:table-cell office:value-type="float" office:value="4368" calcext:value-type="float">
            <text:p>4368</text:p>
          </table:table-cell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599.98526" calcext:value-type="float">
            <text:p>28599,98526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699.96352" calcext:value-type="float">
            <text:p>28699,96352</text:p>
          </table:table-cell>
          <table:table-cell office:value-type="float" office:value="4368" calcext:value-type="float">
            <text:p>4368</text:p>
          </table:table-cell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799.94772" calcext:value-type="float">
            <text:p>28799,94772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899.96366" calcext:value-type="float">
            <text:p>28899,96366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000.0018" calcext:value-type="float">
            <text:p>29000,0018</text:p>
          </table:table-cell>
          <table:table-cell office:value-type="float" office:value="4368" calcext:value-type="float">
            <text:p>4368</text:p>
          </table:table-cell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099.9463" calcext:value-type="float">
            <text:p>29099,9463</text:p>
          </table:table-cell>
          <table:table-cell office:value-type="float" office:value="4368" calcext:value-type="float">
            <text:p>4368</text:p>
          </table:table-cell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200.0046" calcext:value-type="float">
            <text:p>29200,0046</text:p>
          </table:table-cell>
          <table:table-cell office:value-type="float" office:value="4368" calcext:value-type="float">
            <text:p>4368</text:p>
          </table:table-cell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299.95256" calcext:value-type="float">
            <text:p>29299,95256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400.02396" calcext:value-type="float">
            <text:p>29400,02396</text:p>
          </table:table-cell>
          <table:table-cell office:value-type="float" office:value="4368" calcext:value-type="float">
            <text:p>4368</text:p>
          </table:table-cell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499.97486" calcext:value-type="float">
            <text:p>29499,97486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599.96216" calcext:value-type="float">
            <text:p>29599,96216</text:p>
          </table:table-cell>
          <table:table-cell office:value-type="float" office:value="4368" calcext:value-type="float">
            <text:p>4368</text:p>
          </table:table-cell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699.95974" calcext:value-type="float">
            <text:p>29699,95974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799.95772" calcext:value-type="float">
            <text:p>29799,95772</text:p>
          </table:table-cell>
          <table:table-cell office:value-type="float" office:value="4368" calcext:value-type="float">
            <text:p>4368</text:p>
          </table:table-cell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99.96366" calcext:value-type="float">
            <text:p>29899,96366</text:p>
          </table:table-cell>
          <table:table-cell office:value-type="float" office:value="4368" calcext:value-type="float">
            <text:p>4368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999.95976" calcext:value-type="float">
            <text:p>29999,95976</text:p>
          </table:table-cell>
          <table:table-cell office:value-type="float" office:value="4368" calcext:value-type="float">
            <text:p>4368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099.99298" calcext:value-type="float">
            <text:p>30099,99298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199.95884" calcext:value-type="float">
            <text:p>30199,95884</text:p>
          </table:table-cell>
          <table:table-cell office:value-type="float" office:value="4368" calcext:value-type="float">
            <text:p>4368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299.9779" calcext:value-type="float">
            <text:p>30299,9779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99.95828" calcext:value-type="float">
            <text:p>30399,95828</text:p>
          </table:table-cell>
          <table:table-cell office:value-type="float" office:value="4368" calcext:value-type="float">
            <text:p>4368</text:p>
          </table:table-cell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499.95448" calcext:value-type="float">
            <text:p>30499,95448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599.9547" calcext:value-type="float">
            <text:p>30599,9547</text:p>
          </table:table-cell>
          <table:table-cell office:value-type="float" office:value="4355" calcext:value-type="float">
            <text:p>4355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99.9583" calcext:value-type="float">
            <text:p>30699,9583</text:p>
          </table:table-cell>
          <table:table-cell office:value-type="float" office:value="4368" calcext:value-type="float">
            <text:p>4368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799.94362" calcext:value-type="float">
            <text:p>30799,94362</text:p>
          </table:table-cell>
          <table:table-cell office:value-type="float" office:value="4368" calcext:value-type="float">
            <text:p>4368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899.95466" calcext:value-type="float">
            <text:p>30899,95466</text:p>
          </table:table-cell>
          <table:table-cell office:value-type="float" office:value="4368" calcext:value-type="float">
            <text:p>4368</text:p>
          </table:table-cell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99.95274" calcext:value-type="float">
            <text:p>30999,95274</text:p>
          </table:table-cell>
          <table:table-cell office:value-type="float" office:value="4368" calcext:value-type="float">
            <text:p>4368</text:p>
          </table:table-cell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099.96548" calcext:value-type="float">
            <text:p>31099,96548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99.9505" calcext:value-type="float">
            <text:p>31199,9505</text:p>
          </table:table-cell>
          <table:table-cell office:value-type="float" office:value="4368" calcext:value-type="float">
            <text:p>4368</text:p>
          </table:table-cell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299.98016" calcext:value-type="float">
            <text:p>31299,98016</text:p>
          </table:table-cell>
          <table:table-cell office:value-type="float" office:value="4368" calcext:value-type="float">
            <text:p>4368</text:p>
          </table:table-cell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399.96094" calcext:value-type="float">
            <text:p>31399,96094</text:p>
          </table:table-cell>
          <table:table-cell office:value-type="float" office:value="4368" calcext:value-type="float">
            <text:p>4368</text:p>
          </table:table-cell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499.99558" calcext:value-type="float">
            <text:p>31499,99558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99.9595" calcext:value-type="float">
            <text:p>31599,9595</text:p>
          </table:table-cell>
          <table:table-cell office:value-type="float" office:value="4368" calcext:value-type="float">
            <text:p>4368</text:p>
          </table:table-cell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699.9955" calcext:value-type="float">
            <text:p>31699,9955</text:p>
          </table:table-cell>
          <table:table-cell office:value-type="float" office:value="4368" calcext:value-type="float">
            <text:p>4368</text:p>
          </table:table-cell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799.9532" calcext:value-type="float">
            <text:p>31799,9532</text:p>
          </table:table-cell>
          <table:table-cell office:value-type="float" office:value="4368" calcext:value-type="float">
            <text:p>4368</text:p>
          </table:table-cell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899.99648" calcext:value-type="float">
            <text:p>31899,99648</text:p>
          </table:table-cell>
          <table:table-cell office:value-type="float" office:value="4368" calcext:value-type="float">
            <text:p>4368</text:p>
          </table:table-cell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999.9841" calcext:value-type="float">
            <text:p>31999,9841</text:p>
          </table:table-cell>
          <table:table-cell office:value-type="float" office:value="4368" calcext:value-type="float">
            <text:p>4368</text:p>
          </table:table-cell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100.03402" calcext:value-type="float">
            <text:p>32100,03402</text:p>
          </table:table-cell>
          <table:table-cell office:value-type="float" office:value="4368" calcext:value-type="float">
            <text:p>4368</text:p>
          </table:table-cell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199.98104" calcext:value-type="float">
            <text:p>32199,98104</text:p>
          </table:table-cell>
          <table:table-cell office:value-type="float" office:value="4368" calcext:value-type="float">
            <text:p>4368</text:p>
          </table:table-cell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299.9488" calcext:value-type="float">
            <text:p>32299,9488</text:p>
          </table:table-cell>
          <table:table-cell office:value-type="float" office:value="4368" calcext:value-type="float">
            <text:p>4368</text:p>
          </table:table-cell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399.95534" calcext:value-type="float">
            <text:p>32399,95534</text:p>
          </table:table-cell>
          <table:table-cell office:value-type="float" office:value="4368" calcext:value-type="float">
            <text:p>4368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500.04664" calcext:value-type="float">
            <text:p>32500,04664</text:p>
          </table:table-cell>
          <table:table-cell office:value-type="float" office:value="4368" calcext:value-type="float">
            <text:p>4368</text:p>
          </table:table-cell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599.96094" calcext:value-type="float">
            <text:p>32599,96094</text:p>
          </table:table-cell>
          <table:table-cell office:value-type="float" office:value="4368" calcext:value-type="float">
            <text:p>4368</text:p>
          </table:table-cell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699.98668" calcext:value-type="float">
            <text:p>32699,98668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799.95266" calcext:value-type="float">
            <text:p>32799,95266</text:p>
          </table:table-cell>
          <table:table-cell office:value-type="float" office:value="4367" calcext:value-type="float">
            <text:p>4367</text:p>
          </table:table-cell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900.03654" calcext:value-type="float">
            <text:p>32900,03654</text:p>
          </table:table-cell>
          <table:table-cell office:value-type="float" office:value="4368" calcext:value-type="float">
            <text:p>4368</text:p>
          </table:table-cell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999.96402" calcext:value-type="float">
            <text:p>32999,96402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099.95686" calcext:value-type="float">
            <text:p>33099,95686</text:p>
          </table:table-cell>
          <table:table-cell office:value-type="float" office:value="4368" calcext:value-type="float">
            <text:p>4368</text:p>
          </table:table-cell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199.96422" calcext:value-type="float">
            <text:p>33199,96422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299.95336" calcext:value-type="float">
            <text:p>33299,95336</text:p>
          </table:table-cell>
          <table:table-cell office:value-type="float" office:value="4368" calcext:value-type="float">
            <text:p>4368</text:p>
          </table:table-cell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399.95604" calcext:value-type="float">
            <text:p>33399,95604</text:p>
          </table:table-cell>
          <table:table-cell office:value-type="float" office:value="4368" calcext:value-type="float">
            <text:p>4368</text:p>
          </table:table-cell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499.95618" calcext:value-type="float">
            <text:p>33499,95618</text:p>
          </table:table-cell>
          <table:table-cell office:value-type="float" office:value="4368" calcext:value-type="float">
            <text:p>4368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599.95832" calcext:value-type="float">
            <text:p>33599,95832</text:p>
          </table:table-cell>
          <table:table-cell office:value-type="float" office:value="4368" calcext:value-type="float">
            <text:p>4368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700.02744" calcext:value-type="float">
            <text:p>33700,02744</text:p>
          </table:table-cell>
          <table:table-cell office:value-type="float" office:value="4368" calcext:value-type="float">
            <text:p>4368</text:p>
          </table:table-cell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799.95768" calcext:value-type="float">
            <text:p>33799,95768</text:p>
          </table:table-cell>
          <table:table-cell office:value-type="float" office:value="4368" calcext:value-type="float">
            <text:p>4368</text:p>
          </table:table-cell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899.9627" calcext:value-type="float">
            <text:p>33899,9627</text:p>
          </table:table-cell>
          <table:table-cell office:value-type="float" office:value="4368" calcext:value-type="float">
            <text:p>4368</text:p>
          </table:table-cell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999.95782" calcext:value-type="float">
            <text:p>33999,95782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099.95276" calcext:value-type="float">
            <text:p>34099,95276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199.9526" calcext:value-type="float">
            <text:p>34199,9526</text:p>
          </table:table-cell>
          <table:table-cell office:value-type="float" office:value="4367" calcext:value-type="float">
            <text:p>4367</text:p>
          </table:table-cell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299.96498" calcext:value-type="float">
            <text:p>34299,96498</text:p>
          </table:table-cell>
          <table:table-cell office:value-type="float" office:value="4368" calcext:value-type="float">
            <text:p>4368</text:p>
          </table:table-cell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399.97686" calcext:value-type="float">
            <text:p>34399,97686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99.9649" calcext:value-type="float">
            <text:p>34499,9649</text:p>
          </table:table-cell>
          <table:table-cell office:value-type="float" office:value="4368" calcext:value-type="float">
            <text:p>4368</text:p>
          </table:table-cell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599.95276" calcext:value-type="float">
            <text:p>34599,95276</text:p>
          </table:table-cell>
          <table:table-cell office:value-type="float" office:value="4368" calcext:value-type="float">
            <text:p>4368</text:p>
          </table:table-cell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699.98324" calcext:value-type="float">
            <text:p>34699,98324</text:p>
          </table:table-cell>
          <table:table-cell office:value-type="float" office:value="4368" calcext:value-type="float">
            <text:p>4368</text:p>
          </table:table-cell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799.95064" calcext:value-type="float">
            <text:p>34799,95064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899.98406" calcext:value-type="float">
            <text:p>34899,98406</text:p>
          </table:table-cell>
          <table:table-cell office:value-type="float" office:value="4368" calcext:value-type="float">
            <text:p>4368</text:p>
          </table:table-cell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999.95378" calcext:value-type="float">
            <text:p>34999,95378</text:p>
          </table:table-cell>
          <table:table-cell office:value-type="float" office:value="4368" calcext:value-type="float">
            <text:p>4368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99.95796" calcext:value-type="float">
            <text:p>35099,95796</text:p>
          </table:table-cell>
          <table:table-cell office:value-type="float" office:value="4368" calcext:value-type="float">
            <text:p>4368</text:p>
          </table:table-cell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199.95746" calcext:value-type="float">
            <text:p>35199,95746</text:p>
          </table:table-cell>
          <table:table-cell office:value-type="float" office:value="4368" calcext:value-type="float">
            <text:p>4368</text:p>
          </table:table-cell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299.9815" calcext:value-type="float">
            <text:p>35299,9815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399.95168" calcext:value-type="float">
            <text:p>35399,95168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99.95622" calcext:value-type="float">
            <text:p>35499,95622</text:p>
          </table:table-cell>
          <table:table-cell office:value-type="float" office:value="4367" calcext:value-type="float">
            <text:p>4367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599.9665" calcext:value-type="float">
            <text:p>35599,9665</text:p>
          </table:table-cell>
          <table:table-cell office:value-type="float" office:value="4368" calcext:value-type="float">
            <text:p>4368</text:p>
          </table:table-cell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700.02344" calcext:value-type="float">
            <text:p>35700,02344</text:p>
          </table:table-cell>
          <table:table-cell office:value-type="float" office:value="4368" calcext:value-type="float">
            <text:p>4368</text:p>
          </table:table-cell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799.9554" calcext:value-type="float">
            <text:p>35799,9554</text:p>
          </table:table-cell>
          <table:table-cell office:value-type="float" office:value="4368" calcext:value-type="float">
            <text:p>4368</text:p>
          </table:table-cell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899.96848" calcext:value-type="float">
            <text:p>35899,96848</text:p>
          </table:table-cell>
          <table:table-cell office:value-type="float" office:value="4368" calcext:value-type="float">
            <text:p>4368</text:p>
          </table:table-cell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99.99294" calcext:value-type="float">
            <text:p>35999,99294</text:p>
          </table:table-cell>
          <table:table-cell office:value-type="float" office:value="4368" calcext:value-type="float">
            <text:p>4368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100.0102" calcext:value-type="float">
            <text:p>36100,0102</text:p>
          </table:table-cell>
          <table:table-cell office:value-type="float" office:value="4368" calcext:value-type="float">
            <text:p>4368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199.96608" calcext:value-type="float">
            <text:p>36199,96608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99.9771" calcext:value-type="float">
            <text:p>36299,9771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399.97376" calcext:value-type="float">
            <text:p>36399,97376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499.95118" calcext:value-type="float">
            <text:p>36499,95118</text:p>
          </table:table-cell>
          <table:table-cell office:value-type="float" office:value="4368" calcext:value-type="float">
            <text:p>4368</text:p>
          </table:table-cell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599.951" calcext:value-type="float">
            <text:p>36599,951</text:p>
          </table:table-cell>
          <table:table-cell office:value-type="float" office:value="4368" calcext:value-type="float">
            <text:p>4368</text:p>
          </table:table-cell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699.95672" calcext:value-type="float">
            <text:p>36699,95672</text:p>
          </table:table-cell>
          <table:table-cell office:value-type="float" office:value="4368" calcext:value-type="float">
            <text:p>4368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799.9794" calcext:value-type="float">
            <text:p>36799,9794</text:p>
          </table:table-cell>
          <table:table-cell office:value-type="float" office:value="4368" calcext:value-type="float">
            <text:p>4368</text:p>
          </table:table-cell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899.94958" calcext:value-type="float">
            <text:p>36899,94958</text:p>
          </table:table-cell>
          <table:table-cell office:value-type="float" office:value="4368" calcext:value-type="float">
            <text:p>4368</text:p>
          </table:table-cell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999.95864" calcext:value-type="float">
            <text:p>36999,95864</text:p>
          </table:table-cell>
          <table:table-cell office:value-type="float" office:value="4368" calcext:value-type="float">
            <text:p>4368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099.95944" calcext:value-type="float">
            <text:p>37099,95944</text:p>
          </table:table-cell>
          <table:table-cell office:value-type="float" office:value="4367" calcext:value-type="float">
            <text:p>4367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199.96346" calcext:value-type="float">
            <text:p>37199,96346</text:p>
          </table:table-cell>
          <table:table-cell office:value-type="float" office:value="4368" calcext:value-type="float">
            <text:p>4368</text:p>
          </table:table-cell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99.95588" calcext:value-type="float">
            <text:p>37299,95588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399.95208" calcext:value-type="float">
            <text:p>37399,95208</text:p>
          </table:table-cell>
          <table:table-cell office:value-type="float" office:value="4355" calcext:value-type="float">
            <text:p>4355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99.95498" calcext:value-type="float">
            <text:p>37499,95498</text:p>
          </table:table-cell>
          <table:table-cell office:value-type="float" office:value="4367" calcext:value-type="float">
            <text:p>4367</text:p>
          </table:table-cell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599.96016" calcext:value-type="float">
            <text:p>37599,96016</text:p>
          </table:table-cell>
          <table:table-cell office:value-type="float" office:value="4368" calcext:value-type="float">
            <text:p>4368</text:p>
          </table:table-cell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699.96462" calcext:value-type="float">
            <text:p>37699,96462</text:p>
          </table:table-cell>
          <table:table-cell office:value-type="float" office:value="4368" calcext:value-type="float">
            <text:p>4368</text:p>
          </table:table-cell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799.96546" calcext:value-type="float">
            <text:p>37799,96546</text:p>
          </table:table-cell>
          <table:table-cell office:value-type="float" office:value="4368" calcext:value-type="float">
            <text:p>4368</text:p>
          </table:table-cell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899.98962" calcext:value-type="float">
            <text:p>37899,98962</text:p>
          </table:table-cell>
          <table:table-cell office:value-type="float" office:value="4368" calcext:value-type="float">
            <text:p>4368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999.97742" calcext:value-type="float">
            <text:p>37999,97742</text:p>
          </table:table-cell>
          <table:table-cell office:value-type="float" office:value="4368" calcext:value-type="float">
            <text:p>4368</text:p>
          </table:table-cell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099.963" calcext:value-type="float">
            <text:p>38099,963</text:p>
          </table:table-cell>
          <table:table-cell office:value-type="float" office:value="4367" calcext:value-type="float">
            <text:p>4367</text:p>
          </table:table-cell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200.0044" calcext:value-type="float">
            <text:p>38200,0044</text:p>
          </table:table-cell>
          <table:table-cell office:value-type="float" office:value="4351" calcext:value-type="float">
            <text:p>4351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99.95504" calcext:value-type="float">
            <text:p>38299,95504</text:p>
          </table:table-cell>
          <table:table-cell office:value-type="float" office:value="4359" calcext:value-type="float">
            <text:p>4359</text:p>
          </table:table-cell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399.9662" calcext:value-type="float">
            <text:p>38399,9662</text:p>
          </table:table-cell>
          <table:table-cell office:value-type="float" office:value="4365" calcext:value-type="float">
            <text:p>4365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499.96782" calcext:value-type="float">
            <text:p>38499,96782</text:p>
          </table:table-cell>
          <table:table-cell office:value-type="float" office:value="4355" calcext:value-type="float">
            <text:p>4355</text:p>
          </table:table-cell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599.96042" calcext:value-type="float">
            <text:p>38599,96042</text:p>
          </table:table-cell>
          <table:table-cell office:value-type="float" office:value="4368" calcext:value-type="float">
            <text:p>4368</text:p>
          </table:table-cell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699.95518" calcext:value-type="float">
            <text:p>38699,95518</text:p>
          </table:table-cell>
          <table:table-cell office:value-type="float" office:value="4368" calcext:value-type="float">
            <text:p>4368</text:p>
          </table:table-cell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799.95998" calcext:value-type="float">
            <text:p>38799,95998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899.95694" calcext:value-type="float">
            <text:p>38899,95694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999.9585" calcext:value-type="float">
            <text:p>38999,9585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099.95754" calcext:value-type="float">
            <text:p>39099,95754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199.98266" calcext:value-type="float">
            <text:p>39199,98266</text:p>
          </table:table-cell>
          <table:table-cell office:value-type="float" office:value="4368" calcext:value-type="float">
            <text:p>436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299.98076" calcext:value-type="float">
            <text:p>39299,98076</text:p>
          </table:table-cell>
          <table:table-cell office:value-type="float" office:value="4368" calcext:value-type="float">
            <text:p>4368</text:p>
          </table:table-cell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399.94858" calcext:value-type="float">
            <text:p>39399,94858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499.94786" calcext:value-type="float">
            <text:p>39499,94786</text:p>
          </table:table-cell>
          <table:table-cell office:value-type="float" office:value="4368" calcext:value-type="float">
            <text:p>4368</text:p>
          </table:table-cell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599.99278" calcext:value-type="float">
            <text:p>39599,99278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699.99874" calcext:value-type="float">
            <text:p>39699,99874</text:p>
          </table:table-cell>
          <table:table-cell office:value-type="float" office:value="4368" calcext:value-type="float">
            <text:p>4368</text:p>
          </table:table-cell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799.95306" calcext:value-type="float">
            <text:p>39799,95306</text:p>
          </table:table-cell>
          <table:table-cell office:value-type="float" office:value="4368" calcext:value-type="float">
            <text:p>4368</text:p>
          </table:table-cell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900.01486" calcext:value-type="float">
            <text:p>39900,01486</text:p>
          </table:table-cell>
          <table:table-cell office:value-type="float" office:value="4368" calcext:value-type="float">
            <text:p>4368</text:p>
          </table:table-cell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999.96092" calcext:value-type="float">
            <text:p>39999,96092</text:p>
          </table:table-cell>
          <table:table-cell office:value-type="float" office:value="4351" calcext:value-type="float">
            <text:p>4351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099.9742" calcext:value-type="float">
            <text:p>40099,9742</text:p>
          </table:table-cell>
          <table:table-cell office:value-type="float" office:value="4367" calcext:value-type="float">
            <text:p>4367</text:p>
          </table:table-cell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199.99066" calcext:value-type="float">
            <text:p>40199,99066</text:p>
          </table:table-cell>
          <table:table-cell office:value-type="float" office:value="4368" calcext:value-type="float">
            <text:p>4368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299.9762" calcext:value-type="float">
            <text:p>40299,9762</text:p>
          </table:table-cell>
          <table:table-cell office:value-type="float" office:value="4368" calcext:value-type="float">
            <text:p>4368</text:p>
          </table:table-cell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399.95682" calcext:value-type="float">
            <text:p>40399,95682</text:p>
          </table:table-cell>
          <table:table-cell office:value-type="float" office:value="4364" calcext:value-type="float">
            <text:p>4364</text:p>
          </table:table-cell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499.96042" calcext:value-type="float">
            <text:p>40499,96042</text:p>
          </table:table-cell>
          <table:table-cell office:value-type="float" office:value="4368" calcext:value-type="float">
            <text:p>4368</text:p>
          </table:table-cell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599.95496" calcext:value-type="float">
            <text:p>40599,95496</text:p>
          </table:table-cell>
          <table:table-cell office:value-type="float" office:value="4366" calcext:value-type="float">
            <text:p>4366</text:p>
          </table:table-cell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699.98272" calcext:value-type="float">
            <text:p>40699,98272</text:p>
          </table:table-cell>
          <table:table-cell office:value-type="float" office:value="4367" calcext:value-type="float">
            <text:p>4367</text:p>
          </table:table-cell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799.96414" calcext:value-type="float">
            <text:p>40799,96414</text:p>
          </table:table-cell>
          <table:table-cell office:value-type="float" office:value="4351" calcext:value-type="float">
            <text:p>4351</text:p>
          </table:table-cell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899.97056" calcext:value-type="float">
            <text:p>40899,97056</text:p>
          </table:table-cell>
          <table:table-cell office:value-type="float" office:value="4368" calcext:value-type="float">
            <text:p>4368</text:p>
          </table:table-cell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999.95406" calcext:value-type="float">
            <text:p>40999,95406</text:p>
          </table:table-cell>
          <table:table-cell office:value-type="float" office:value="4355" calcext:value-type="float">
            <text:p>4355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099.99838" calcext:value-type="float">
            <text:p>41099,99838</text:p>
          </table:table-cell>
          <table:table-cell office:value-type="float" office:value="4368" calcext:value-type="float">
            <text:p>4368</text:p>
          </table:table-cell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199.96244" calcext:value-type="float">
            <text:p>41199,96244</text:p>
          </table:table-cell>
          <table:table-cell office:value-type="float" office:value="4368" calcext:value-type="float">
            <text:p>4368</text:p>
          </table:table-cell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299.95766" calcext:value-type="float">
            <text:p>41299,95766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399.9554" calcext:value-type="float">
            <text:p>41399,9554</text:p>
          </table:table-cell>
          <table:table-cell office:value-type="float" office:value="4368" calcext:value-type="float">
            <text:p>4368</text:p>
          </table:table-cell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499.96722" calcext:value-type="float">
            <text:p>41499,96722</text:p>
          </table:table-cell>
          <table:table-cell office:value-type="float" office:value="4368" calcext:value-type="float">
            <text:p>4368</text:p>
          </table:table-cell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599.95414" calcext:value-type="float">
            <text:p>41599,95414</text:p>
          </table:table-cell>
          <table:table-cell office:value-type="float" office:value="4368" calcext:value-type="float">
            <text:p>4368</text:p>
          </table:table-cell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699.98734" calcext:value-type="float">
            <text:p>41699,98734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799.94922" calcext:value-type="float">
            <text:p>41799,94922</text:p>
          </table:table-cell>
          <table:table-cell office:value-type="float" office:value="4367" calcext:value-type="float">
            <text:p>4367</text:p>
          </table:table-cell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899.96674" calcext:value-type="float">
            <text:p>41899,96674</text:p>
          </table:table-cell>
          <table:table-cell office:value-type="float" office:value="4368" calcext:value-type="float">
            <text:p>4368</text:p>
          </table:table-cell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999.96862" calcext:value-type="float">
            <text:p>41999,96862</text:p>
          </table:table-cell>
          <table:table-cell office:value-type="float" office:value="4368" calcext:value-type="float">
            <text:p>4368</text:p>
          </table:table-cell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099.9721" calcext:value-type="float">
            <text:p>42099,9721</text:p>
          </table:table-cell>
          <table:table-cell office:value-type="float" office:value="4368" calcext:value-type="float">
            <text:p>4368</text:p>
          </table:table-cell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199.95082" calcext:value-type="float">
            <text:p>42199,95082</text:p>
          </table:table-cell>
          <table:table-cell office:value-type="float" office:value="4355" calcext:value-type="float">
            <text:p>4355</text:p>
          </table:table-cell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299.99616" calcext:value-type="float">
            <text:p>42299,99616</text:p>
          </table:table-cell>
          <table:table-cell office:value-type="float" office:value="4365" calcext:value-type="float">
            <text:p>4365</text:p>
          </table:table-cell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399.94568" calcext:value-type="float">
            <text:p>42399,94568</text:p>
          </table:table-cell>
          <table:table-cell office:value-type="float" office:value="4354" calcext:value-type="float">
            <text:p>4354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499.95388" calcext:value-type="float">
            <text:p>42499,95388</text:p>
          </table:table-cell>
          <table:table-cell office:value-type="float" office:value="4368" calcext:value-type="float">
            <text:p>4368</text:p>
          </table:table-cell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599.96434" calcext:value-type="float">
            <text:p>42599,96434</text:p>
          </table:table-cell>
          <table:table-cell office:value-type="float" office:value="4351" calcext:value-type="float">
            <text:p>4351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699.96152" calcext:value-type="float">
            <text:p>42699,96152</text:p>
          </table:table-cell>
          <table:table-cell office:value-type="float" office:value="4368" calcext:value-type="float">
            <text:p>4368</text:p>
          </table:table-cell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799.9669" calcext:value-type="float">
            <text:p>42799,9669</text:p>
          </table:table-cell>
          <table:table-cell office:value-type="float" office:value="4350" calcext:value-type="float">
            <text:p>4350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899.9513" calcext:value-type="float">
            <text:p>42899,9513</text:p>
          </table:table-cell>
          <table:table-cell office:value-type="float" office:value="4368" calcext:value-type="float">
            <text:p>4368</text:p>
          </table:table-cell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999.969" calcext:value-type="float">
            <text:p>42999,969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099.95362" calcext:value-type="float">
            <text:p>43099,95362</text:p>
          </table:table-cell>
          <table:table-cell office:value-type="float" office:value="4368" calcext:value-type="float">
            <text:p>4368</text:p>
          </table:table-cell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199.9527" calcext:value-type="float">
            <text:p>43199,9527</text:p>
          </table:table-cell>
          <table:table-cell office:value-type="float" office:value="4368" calcext:value-type="float">
            <text:p>4368</text:p>
          </table:table-cell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299.99026" calcext:value-type="float">
            <text:p>43299,99026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399.97456" calcext:value-type="float">
            <text:p>43399,97456</text:p>
          </table:table-cell>
          <table:table-cell office:value-type="float" office:value="4364" calcext:value-type="float">
            <text:p>4364</text:p>
          </table:table-cell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499.96298" calcext:value-type="float">
            <text:p>43499,96298</text:p>
          </table:table-cell>
          <table:table-cell office:value-type="float" office:value="4368" calcext:value-type="float">
            <text:p>4368</text:p>
          </table:table-cell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599.95642" calcext:value-type="float">
            <text:p>43599,95642</text:p>
          </table:table-cell>
          <table:table-cell office:value-type="float" office:value="4368" calcext:value-type="float">
            <text:p>4368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699.95238" calcext:value-type="float">
            <text:p>43699,95238</text:p>
          </table:table-cell>
          <table:table-cell office:value-type="float" office:value="4368" calcext:value-type="float">
            <text:p>4368</text:p>
          </table:table-cell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799.97974" calcext:value-type="float">
            <text:p>43799,97974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899.9995" calcext:value-type="float">
            <text:p>43899,9995</text:p>
          </table:table-cell>
          <table:table-cell office:value-type="float" office:value="4351" calcext:value-type="float">
            <text:p>4351</text:p>
          </table:table-cell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999.97734" calcext:value-type="float">
            <text:p>43999,97734</text:p>
          </table:table-cell>
          <table:table-cell office:value-type="float" office:value="4368" calcext:value-type="float">
            <text:p>4368</text:p>
          </table:table-cell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099.95504" calcext:value-type="float">
            <text:p>44099,95504</text:p>
          </table:table-cell>
          <table:table-cell office:value-type="float" office:value="4368" calcext:value-type="float">
            <text:p>4368</text:p>
          </table:table-cell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199.97376" calcext:value-type="float">
            <text:p>44199,97376</text:p>
          </table:table-cell>
          <table:table-cell office:value-type="float" office:value="4368" calcext:value-type="float">
            <text:p>4368</text:p>
          </table:table-cell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299.9598" calcext:value-type="float">
            <text:p>44299,9598</text:p>
          </table:table-cell>
          <table:table-cell office:value-type="float" office:value="4368" calcext:value-type="float">
            <text:p>4368</text:p>
          </table:table-cell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399.96288" calcext:value-type="float">
            <text:p>44399,96288</text:p>
          </table:table-cell>
          <table:table-cell office:value-type="float" office:value="4368" calcext:value-type="float">
            <text:p>4368</text:p>
          </table:table-cell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499.96466" calcext:value-type="float">
            <text:p>44499,96466</text:p>
          </table:table-cell>
          <table:table-cell office:value-type="float" office:value="4367" calcext:value-type="float">
            <text:p>4367</text:p>
          </table:table-cell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599.95058" calcext:value-type="float">
            <text:p>44599,95058</text:p>
          </table:table-cell>
          <table:table-cell office:value-type="float" office:value="4355" calcext:value-type="float">
            <text:p>4355</text:p>
          </table:table-cell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699.99394" calcext:value-type="float">
            <text:p>44699,99394</text:p>
          </table:table-cell>
          <table:table-cell office:value-type="float" office:value="4368" calcext:value-type="float">
            <text:p>4368</text:p>
          </table:table-cell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799.97292" calcext:value-type="float">
            <text:p>44799,97292</text:p>
          </table:table-cell>
          <table:table-cell office:value-type="float" office:value="4368" calcext:value-type="float">
            <text:p>4368</text:p>
          </table:table-cell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899.95598" calcext:value-type="float">
            <text:p>44899,95598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999.96714" calcext:value-type="float">
            <text:p>44999,96714</text:p>
          </table:table-cell>
          <table:table-cell office:value-type="float" office:value="4368" calcext:value-type="float">
            <text:p>4368</text:p>
          </table:table-cell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099.9711" calcext:value-type="float">
            <text:p>45099,9711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199.95642" calcext:value-type="float">
            <text:p>45199,95642</text:p>
          </table:table-cell>
          <table:table-cell office:value-type="float" office:value="4355" calcext:value-type="float">
            <text:p>4355</text:p>
          </table:table-cell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299.9526" calcext:value-type="float">
            <text:p>45299,9526</text:p>
          </table:table-cell>
          <table:table-cell office:value-type="float" office:value="4352" calcext:value-type="float">
            <text:p>4352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400.01004" calcext:value-type="float">
            <text:p>45400,01004</text:p>
          </table:table-cell>
          <table:table-cell office:value-type="float" office:value="4368" calcext:value-type="float">
            <text:p>4368</text:p>
          </table:table-cell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500.02108" calcext:value-type="float">
            <text:p>45500,02108</text:p>
          </table:table-cell>
          <table:table-cell office:value-type="float" office:value="4368" calcext:value-type="float">
            <text:p>4368</text:p>
          </table:table-cell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599.98886" calcext:value-type="float">
            <text:p>45599,98886</text:p>
          </table:table-cell>
          <table:table-cell office:value-type="float" office:value="4368" calcext:value-type="float">
            <text:p>4368</text:p>
          </table:table-cell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699.95464" calcext:value-type="float">
            <text:p>45699,95464</text:p>
          </table:table-cell>
          <table:table-cell office:value-type="float" office:value="4365" calcext:value-type="float">
            <text:p>4365</text:p>
          </table:table-cell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799.95002" calcext:value-type="float">
            <text:p>45799,95002</text:p>
          </table:table-cell>
          <table:table-cell office:value-type="float" office:value="4351" calcext:value-type="float">
            <text:p>4351</text:p>
          </table:table-cell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899.97544" calcext:value-type="float">
            <text:p>45899,97544</text:p>
          </table:table-cell>
          <table:table-cell office:value-type="float" office:value="4368" calcext:value-type="float">
            <text:p>4368</text:p>
          </table:table-cell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999.95896" calcext:value-type="float">
            <text:p>45999,95896</text:p>
          </table:table-cell>
          <table:table-cell office:value-type="float" office:value="4367" calcext:value-type="float">
            <text:p>4367</text:p>
          </table:table-cell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099.96856" calcext:value-type="float">
            <text:p>46099,96856</text:p>
          </table:table-cell>
          <table:table-cell office:value-type="float" office:value="4368" calcext:value-type="float">
            <text:p>4368</text:p>
          </table:table-cell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199.97746" calcext:value-type="float">
            <text:p>46199,97746</text:p>
          </table:table-cell>
          <table:table-cell office:value-type="float" office:value="4368" calcext:value-type="float">
            <text:p>4368</text:p>
          </table:table-cell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299.94776" calcext:value-type="float">
            <text:p>46299,94776</text:p>
          </table:table-cell>
          <table:table-cell office:value-type="float" office:value="4368" calcext:value-type="float">
            <text:p>4368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399.96058" calcext:value-type="float">
            <text:p>46399,96058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499.94428" calcext:value-type="float">
            <text:p>46499,94428</text:p>
          </table:table-cell>
          <table:table-cell office:value-type="float" office:value="4368" calcext:value-type="float">
            <text:p>4368</text:p>
          </table:table-cell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599.95804" calcext:value-type="float">
            <text:p>46599,95804</text:p>
          </table:table-cell>
          <table:table-cell office:value-type="float" office:value="4355" calcext:value-type="float">
            <text:p>4355</text:p>
          </table:table-cell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699.96956" calcext:value-type="float">
            <text:p>46699,96956</text:p>
          </table:table-cell>
          <table:table-cell office:value-type="float" office:value="4368" calcext:value-type="float">
            <text:p>4368</text:p>
          </table:table-cell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799.9621" calcext:value-type="float">
            <text:p>46799,9621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899.94944" calcext:value-type="float">
            <text:p>46899,94944</text:p>
          </table:table-cell>
          <table:table-cell office:value-type="float" office:value="4367" calcext:value-type="float">
            <text:p>4367</text:p>
          </table:table-cell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999.97682" calcext:value-type="float">
            <text:p>46999,97682</text:p>
          </table:table-cell>
          <table:table-cell office:value-type="float" office:value="4368" calcext:value-type="float">
            <text:p>4368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099.94876" calcext:value-type="float">
            <text:p>47099,94876</text:p>
          </table:table-cell>
          <table:table-cell office:value-type="float" office:value="4364" calcext:value-type="float">
            <text:p>4364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199.98206" calcext:value-type="float">
            <text:p>47199,98206</text:p>
          </table:table-cell>
          <table:table-cell office:value-type="float" office:value="4368" calcext:value-type="float">
            <text:p>4368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299.95788" calcext:value-type="float">
            <text:p>47299,95788</text:p>
          </table:table-cell>
          <table:table-cell office:value-type="float" office:value="4352" calcext:value-type="float">
            <text:p>4352</text:p>
          </table:table-cell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399.98756" calcext:value-type="float">
            <text:p>47399,98756</text:p>
          </table:table-cell>
          <table:table-cell office:value-type="float" office:value="4368" calcext:value-type="float">
            <text:p>4368</text:p>
          </table:table-cell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499.95754" calcext:value-type="float">
            <text:p>47499,95754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599.95342" calcext:value-type="float">
            <text:p>47599,95342</text:p>
          </table:table-cell>
          <table:table-cell office:value-type="float" office:value="4368" calcext:value-type="float">
            <text:p>4368</text:p>
          </table:table-cell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699.95656" calcext:value-type="float">
            <text:p>47699,95656</text:p>
          </table:table-cell>
          <table:table-cell office:value-type="float" office:value="4367" calcext:value-type="float">
            <text:p>4367</text:p>
          </table:table-cell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799.95368" calcext:value-type="float">
            <text:p>47799,95368</text:p>
          </table:table-cell>
          <table:table-cell office:value-type="float" office:value="4355" calcext:value-type="float">
            <text:p>4355</text:p>
          </table:table-cell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899.9612" calcext:value-type="float">
            <text:p>47899,9612</text:p>
          </table:table-cell>
          <table:table-cell office:value-type="float" office:value="4368" calcext:value-type="float">
            <text:p>4368</text:p>
          </table:table-cell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999.95808" calcext:value-type="float">
            <text:p>47999,95808</text:p>
          </table:table-cell>
          <table:table-cell office:value-type="float" office:value="4347" calcext:value-type="float">
            <text:p>4347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099.96714" calcext:value-type="float">
            <text:p>48099,96714</text:p>
          </table:table-cell>
          <table:table-cell office:value-type="float" office:value="4335" calcext:value-type="float">
            <text:p>4335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199.95522" calcext:value-type="float">
            <text:p>48199,95522</text:p>
          </table:table-cell>
          <table:table-cell office:value-type="float" office:value="4368" calcext:value-type="float">
            <text:p>4368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299.94848" calcext:value-type="float">
            <text:p>48299,94848</text:p>
          </table:table-cell>
          <table:table-cell office:value-type="float" office:value="4367" calcext:value-type="float">
            <text:p>4367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399.9598" calcext:value-type="float">
            <text:p>48399,9598</text:p>
          </table:table-cell>
          <table:table-cell office:value-type="float" office:value="4368" calcext:value-type="float">
            <text:p>4368</text:p>
          </table:table-cell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499.9656" calcext:value-type="float">
            <text:p>48499,9656</text:p>
          </table:table-cell>
          <table:table-cell office:value-type="float" office:value="4351" calcext:value-type="float">
            <text:p>4351</text:p>
          </table:table-cell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600.04794" calcext:value-type="float">
            <text:p>48600,04794</text:p>
          </table:table-cell>
          <table:table-cell office:value-type="float" office:value="4367" calcext:value-type="float">
            <text:p>4367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699.96952" calcext:value-type="float">
            <text:p>48699,96952</text:p>
          </table:table-cell>
          <table:table-cell office:value-type="float" office:value="4365" calcext:value-type="float">
            <text:p>4365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799.94798" calcext:value-type="float">
            <text:p>48799,94798</text:p>
          </table:table-cell>
          <table:table-cell office:value-type="float" office:value="4348" calcext:value-type="float">
            <text:p>4348</text:p>
          </table:table-cell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900.01302" calcext:value-type="float">
            <text:p>48900,01302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999.9883" calcext:value-type="float">
            <text:p>48999,9883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099.97098" calcext:value-type="float">
            <text:p>49099,97098</text:p>
          </table:table-cell>
          <table:table-cell office:value-type="float" office:value="4368" calcext:value-type="float">
            <text:p>4368</text:p>
          </table:table-cell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199.97356" calcext:value-type="float">
            <text:p>49199,97356</text:p>
          </table:table-cell>
          <table:table-cell office:value-type="float" office:value="4368" calcext:value-type="float">
            <text:p>4368</text:p>
          </table:table-cell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299.96036" calcext:value-type="float">
            <text:p>49299,96036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400.03498" calcext:value-type="float">
            <text:p>49400,03498</text:p>
          </table:table-cell>
          <table:table-cell office:value-type="float" office:value="4368" calcext:value-type="float">
            <text:p>4368</text:p>
          </table:table-cell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499.96186" calcext:value-type="float">
            <text:p>49499,96186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599.97756" calcext:value-type="float">
            <text:p>49599,97756</text:p>
          </table:table-cell>
          <table:table-cell office:value-type="float" office:value="4365" calcext:value-type="float">
            <text:p>4365</text:p>
          </table:table-cell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699.9829" calcext:value-type="float">
            <text:p>49699,9829</text:p>
          </table:table-cell>
          <table:table-cell office:value-type="float" office:value="4368" calcext:value-type="float">
            <text:p>4368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799.97902" calcext:value-type="float">
            <text:p>49799,97902</text:p>
          </table:table-cell>
          <table:table-cell office:value-type="float" office:value="4368" calcext:value-type="float">
            <text:p>436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899.99508" calcext:value-type="float">
            <text:p>49899,99508</text:p>
          </table:table-cell>
          <table:table-cell office:value-type="float" office:value="4368" calcext:value-type="float">
            <text:p>4368</text:p>
          </table:table-cell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99.96026" calcext:value-type="float">
            <text:p>49999,96026</text:p>
          </table:table-cell>
          <table:table-cell office:value-type="float" office:value="4364" calcext:value-type="float">
            <text:p>4364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100.02306" calcext:value-type="float">
            <text:p>50100,02306</text:p>
          </table:table-cell>
          <table:table-cell office:value-type="float" office:value="4368" calcext:value-type="float">
            <text:p>4368</text:p>
          </table:table-cell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199.95836" calcext:value-type="float">
            <text:p>50199,95836</text:p>
          </table:table-cell>
          <table:table-cell office:value-type="float" office:value="4351" calcext:value-type="float">
            <text:p>4351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299.97414" calcext:value-type="float">
            <text:p>50299,97414</text:p>
          </table:table-cell>
          <table:table-cell office:value-type="float" office:value="4368" calcext:value-type="float">
            <text:p>4368</text:p>
          </table:table-cell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399.96306" calcext:value-type="float">
            <text:p>50399,96306</text:p>
          </table:table-cell>
          <table:table-cell office:value-type="float" office:value="4368" calcext:value-type="float">
            <text:p>4368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499.99308" calcext:value-type="float">
            <text:p>50499,99308</text:p>
          </table:table-cell>
          <table:table-cell office:value-type="float" office:value="4368" calcext:value-type="float">
            <text:p>436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599.95854" calcext:value-type="float">
            <text:p>50599,95854</text:p>
          </table:table-cell>
          <table:table-cell office:value-type="float" office:value="4368" calcext:value-type="float">
            <text:p>4368</text:p>
          </table:table-cell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699.96028" calcext:value-type="float">
            <text:p>50699,96028</text:p>
          </table:table-cell>
          <table:table-cell office:value-type="float" office:value="4350" calcext:value-type="float">
            <text:p>4350</text:p>
          </table:table-cell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799.9735" calcext:value-type="float">
            <text:p>50799,9735</text:p>
          </table:table-cell>
          <table:table-cell office:value-type="float" office:value="4368" calcext:value-type="float">
            <text:p>4368</text:p>
          </table:table-cell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0899.98822" calcext:value-type="float">
            <text:p>50899,98822</text:p>
          </table:table-cell>
          <table:table-cell office:value-type="float" office:value="4364" calcext:value-type="float">
            <text:p>4364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0999.95464" calcext:value-type="float">
            <text:p>50999,95464</text:p>
          </table:table-cell>
          <table:table-cell office:value-type="float" office:value="4368" calcext:value-type="float">
            <text:p>4368</text:p>
          </table:table-cell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099.94406" calcext:value-type="float">
            <text:p>51099,94406</text:p>
          </table:table-cell>
          <table:table-cell office:value-type="float" office:value="4367" calcext:value-type="float">
            <text:p>4367</text:p>
          </table:table-cell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199.9488" calcext:value-type="float">
            <text:p>51199,9488</text:p>
          </table:table-cell>
          <table:table-cell office:value-type="float" office:value="4368" calcext:value-type="float">
            <text:p>4368</text:p>
          </table:table-cell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299.9347" calcext:value-type="float">
            <text:p>51299,9347</text:p>
          </table:table-cell>
          <table:table-cell office:value-type="float" office:value="4368" calcext:value-type="float">
            <text:p>4368</text:p>
          </table:table-cell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399.96308" calcext:value-type="float">
            <text:p>51399,96308</text:p>
          </table:table-cell>
          <table:table-cell office:value-type="float" office:value="4354" calcext:value-type="float">
            <text:p>4354</text:p>
          </table:table-cell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499.9693" calcext:value-type="float">
            <text:p>51499,9693</text:p>
          </table:table-cell>
          <table:table-cell office:value-type="float" office:value="4355" calcext:value-type="float">
            <text:p>4355</text:p>
          </table:table-cell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599.95552" calcext:value-type="float">
            <text:p>51599,95552</text:p>
          </table:table-cell>
          <table:table-cell office:value-type="float" office:value="4355" calcext:value-type="float">
            <text:p>4355</text:p>
          </table:table-cell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699.97254" calcext:value-type="float">
            <text:p>51699,97254</text:p>
          </table:table-cell>
          <table:table-cell office:value-type="float" office:value="4368" calcext:value-type="float">
            <text:p>4368</text:p>
          </table:table-cell>
          <table:table-cell office:value-type="float" office:value="1072" calcext:value-type="float">
            <text:p>107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2:54:45.099403626</dc:date>
    <meta:editing-duration>PT2M11S</meta:editing-duration>
    <meta:editing-cycles>1</meta:editing-cycles>
    <meta:document-statistic meta:table-count="1" meta:cell-count="2048" meta:object-count="0"/>
    <meta:generator>LibreOffice/5.1.6.2$Linux_X86_64 LibreOffice_project/10m0$Build-2</meta:generator>
  </office:meta>
</office:document-meta>
</file>